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h text:style-name="Heading_20_1" text:outline-level="1"><text:bookmark-start text:name="clientapp"/>ClientApp<text:bookmark-end text:name="clientapp"/></text:h>
      <text:p text:style-name="First_20_paragraph">This project was generated with <text:a xlink:type="simple" xlink:href="https://github.com/angular/angular-cli" office:name=""><text:span text:style-name="Definition">Angular CLI</text:span></text:a> version 7.3.0.</text:p>
      <text:p text:style-name="Text_20_body">Angular 開發的官方指引:<text:a xlink:type="simple" xlink:href="https://angular.dev/guide/templates/interpolation" office:name=""><text:span text:style-name="Definition">https://angular.dev/guide/templates/interpolation</text:span></text:a></text:p>
      <text:p text:style-name="Text_20_body"/>
      <text:h text:style-name="Heading_20_2" text:outline-level="2"><text:bookmark-start text:name="ng-veriosn"/>NG VERIOSN<text:bookmark-end text:name="ng-veriosn"/></text:h>
      <text:p text:style-name="First_20_paragraph">ng-bootstrap : <text:a xlink:type="simple" xlink:href="https://ng-bootstrap.github.io/#/getting-started" office:name=""><text:span text:style-name="Definition">https://ng-bootstrap.github.io/#/getting-started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g-bootstrap</text:p>
            </table:table-cell>
            <table:table-cell table:style-name="TableHeaderRowCell" office:value-type="string">
              <text:p text:style-name="Table_20_Heading">Angular</text:p>
            </table:table-cell>
            <table:table-cell table:style-name="TableHeaderRowCell" office:value-type="string">
              <text:p text:style-name="Table_20_Heading">Bootstrap CSS</text:p>
            </table:table-cell>
            <table:table-cell table:style-name="TableHeaderRowCell" office:value-type="string">
              <text:p text:style-name="Table_20_Heading">Popper</text:p>
            </table:table-cell>
          </table:table-row>
        </table:table-header-rows>
        <table:table-row>
          <table:table-cell table:style-name="TableRowCell" office:value-type="string">
            <text:p text:style-name="Table_20_Contents">6.x.x</text:p>
          </table:table-cell>
          <table:table-cell table:style-name="TableRowCell" office:value-type="string">
            <text:p text:style-name="Table_20_Contents">^9.0.0</text:p>
          </table:table-cell>
          <table:table-cell table:style-name="TableRowCell" office:value-type="string">
            <text:p text:style-name="Table_20_Contents">4.4.1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.x.x, 8.x.x</text:p>
          </table:table-cell>
          <table:table-cell table:style-name="TableRowCell" office:value-type="string">
            <text:p text:style-name="Table_20_Contents">^10.0.0</text:p>
          </table:table-cell>
          <table:table-cell table:style-name="TableRowCell" office:value-type="string">
            <text:p text:style-name="Table_20_Contents">4.5.0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.x.x</text:p>
          </table:table-cell>
          <table:table-cell table:style-name="TableRowCell" office:value-type="string">
            <text:p text:style-name="Table_20_Contents">^11.0.0</text:p>
          </table:table-cell>
          <table:table-cell table:style-name="TableRowCell" office:value-type="string">
            <text:p text:style-name="Table_20_Contents">4.5.0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10.x.x</text:p>
          </table:table-cell>
          <table:table-cell table:style-name="TableRowCell" office:value-type="string">
            <text:p text:style-name="Table_20_Contents">^12.0.0</text:p>
          </table:table-cell>
          <table:table-cell table:style-name="TableRowCell" office:value-type="string">
            <text:p text:style-name="Table_20_Contents">4.5.0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11.x.x</text:p>
          </table:table-cell>
          <table:table-cell table:style-name="TableRowCell" office:value-type="string">
            <text:p text:style-name="Table_20_Contents">^13.0.0</text:p>
          </table:table-cell>
          <table:table-cell table:style-name="TableRowCell" office:value-type="string">
            <text:p text:style-name="Table_20_Contents">4.6.0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12.x.x</text:p>
          </table:table-cell>
          <table:table-cell table:style-name="TableRowCell" office:value-type="string">
            <text:p text:style-name="Table_20_Contents">^13.0.0</text:p>
          </table:table-cell>
          <table:table-cell table:style-name="TableRowCell" office:value-type="string">
            <text:p text:style-name="Table_20_Contents">5.0.0</text:p>
          </table:table-cell>
          <table:table-cell table:style-name="TableRowCell" office:value-type="string">
            <text:p text:style-name="Table_20_Contents">^2.10.2</text:p>
          </table:table-cell>
        </table:table-row>
        <table:table-row>
          <table:table-cell table:style-name="TableRowCell" office:value-type="string">
            <text:p text:style-name="Table_20_Contents">13.x.x</text:p>
          </table:table-cell>
          <table:table-cell table:style-name="TableRowCell" office:value-type="string">
            <text:p text:style-name="Table_20_Contents">^14.1.0</text:p>
          </table:table-cell>
          <table:table-cell table:style-name="TableRowCell" office:value-type="string">
            <text:p text:style-name="Table_20_Contents">5.2.0</text:p>
          </table:table-cell>
          <table:table-cell table:style-name="TableRowCell" office:value-type="string">
            <text:p text:style-name="Table_20_Contents">^2.10.2</text:p>
          </table:table-cell>
        </table:table-row>
        <table:table-row>
          <table:table-cell table:style-name="TableRowCell" office:value-type="string">
            <text:p text:style-name="Table_20_Contents">14.x.x</text:p>
          </table:table-cell>
          <table:table-cell table:style-name="TableRowCell" office:value-type="string">
            <text:p text:style-name="Table_20_Contents">^15.0.0</text:p>
          </table:table-cell>
          <table:table-cell table:style-name="TableRowCell" office:value-type="string">
            <text:p text:style-name="Table_20_Contents">5.2.3</text:p>
          </table:table-cell>
          <table:table-cell table:style-name="TableRowCell" office:value-type="string">
            <text:p text:style-name="Table_20_Contents">^2.11.6</text:p>
          </table:table-cell>
        </table:table-row>
        <table:table-row>
          <table:table-cell table:style-name="TableRowCell" office:value-type="string">
            <text:p text:style-name="Table_20_Contents">15.x.x</text:p>
          </table:table-cell>
          <table:table-cell table:style-name="TableRowCell" office:value-type="string">
            <text:p text:style-name="Table_20_Contents">^16.0.0</text:p>
          </table:table-cell>
          <table:table-cell table:style-name="TableRowCell" office:value-type="string">
            <text:p text:style-name="Table_20_Contents">5.2.3</text:p>
          </table:table-cell>
          <table:table-cell table:style-name="TableRowCell" office:value-type="string">
            <text:p text:style-name="Table_20_Contents">^2.11.6</text:p>
          </table:table-cell>
        </table:table-row>
        <table:table-row>
          <table:table-cell table:style-name="TableRowCell" office:value-type="string">
            <text:p text:style-name="Table_20_Contents">16.x.x</text:p>
          </table:table-cell>
          <table:table-cell table:style-name="TableRowCell" office:value-type="string">
            <text:p text:style-name="Table_20_Contents">^17.0.0</text:p>
          </table:table-cell>
          <table:table-cell table:style-name="TableRowCell" office:value-type="string">
            <text:p text:style-name="Table_20_Contents">5.3.2</text:p>
          </table:table-cell>
          <table:table-cell table:style-name="TableRowCell" office:value-type="string">
            <text:p text:style-name="Table_20_Contents">^2.11.8</text:p>
          </table:table-cell>
        </table:table-row>
      </table:table>
      <text:h text:style-name="Heading_20_2" text:outline-level="2"><text:bookmark-start text:name="development-server"/>Development server<text:bookmark-end text:name="development-server"/></text:h>
      <text:p text:style-name="First_20_paragraph">Run <text:span text:style-name="Source_Text">ng serve</text:span> for a dev server. Navigate to <text:span text:style-name="Source_Text">http://localhost:4200/</text:span>. The app will automatically reload if you change any of the source files.</text:p>
      <text:h text:style-name="Heading_20_2" text:outline-level="2"><text:bookmark-start text:name="code-scaffolding"/>Code scaffolding<text:bookmark-end text:name="code-scaffolding"/></text:h>
      <text:p text:style-name="First_20_paragraph">Run <text:span text:style-name="Source_Text">ng generate component component-name</text:span> to generate a new component. You can also use <text:span text:style-name="Source_Text">ng generate directive|pipe|service|class|guard|interface|enum|module</text:span>.</text:p>
      <text:h text:style-name="Heading_20_2" text:outline-level="2"><text:bookmark-start text:name="npm-start"/>npm start<text:bookmark-end text:name="npm-start"/></text:h>
      <text:p text:style-name="First_20_paragraph">在 package.json 節點 script 設置 npm start的運行屬性參數</text:p>
      <text:h text:style-name="Heading_20_2" text:outline-level="2"><text:bookmark-start text:name="npm-stop"/>npm stop<text:bookmark-end text:name="npm-stop"/></text:h>
      <text:p text:style-name="First_20_paragraph">終止運行 : "npm stop" 指的是停止 Angular 主機伺服器。</text:p>
      <text:h text:style-name="Heading_20_2" text:outline-level="2"><text:bookmark-start text:name="ng-path-env"/>NG PATH ENV<text:bookmark-end text:name="ng-path-env"/></text:h>
      <text:p text:style-name="First_20_paragraph">WIN+ about 打開About -&gt; Advance Setting</text:p>
      <text:p text:style-name="P1">%USERFILE% 在系統中使用該變數來代表用戶特定的檔案路徑或其他資訊</text:p>
      <text:p text:style-name="P2">%USERFILE%\AppData\Roaming\npm</text:p>
      <text:p text:style-name="P3">%USERFILE%\AppData\Local\Programs\Microsoft VS Code\bin</text:p>
      <text:p text:style-name="P4">%USERFILE%\AppData\Roaming\npm\node_modules\@angular\cli</text:p>
      <text:p text:style-name="First_20_paragraph"/>
      <text:h text:style-name="Heading_20_2" text:outline-level="2"><text:bookmark-start text:name="build"/>Build<text:bookmark-end text:name="build"/></text:h>
      <text:p text:style-name="P5">$ npm run build <text:s text:c="2"/>//build 生成在設置的dist文件夾中</text:p>
      <text:p text:style-name="First_20_paragraph">Run <text:span text:style-name="Source_Text">ng build</text:span> to build the project. The build artifacts will be stored in the <text:span text:style-name="Source_Text">dist/</text:span> directory. Use the <text:span text:style-name="Source_Text">--prod</text:span> flag for a production build.</text:p>
      <text:h text:style-name="Heading_20_2" text:outline-level="2"><text:bookmark-start text:name="running-unit-tests"/>Running unit tests<text:bookmark-end text:name="running-unit-tests"/></text:h>
      <text:p text:style-name="First_20_paragraph">Run <text:span text:style-name="Source_Text">ng test</text:span> to execute the unit tests via <text:a xlink:type="simple" xlink:href="https://karma-runner.github.io" office:name=""><text:span text:style-name="Definition">Karma</text:span></text:a>.</text:p>
      <text:h text:style-name="Heading_20_2" text:outline-level="2"><text:bookmark-start text:name="running-end-to-end-tests"/>Running end-to-end tests<text:bookmark-end text:name="running-end-to-end-tests"/></text:h>
      <text:p text:style-name="First_20_paragraph">Run <text:span text:style-name="Source_Text">ng e2e</text:span> to execute the end-to-end tests via <text:a xlink:type="simple" xlink:href="http://www.protractortest.org/" office:name=""><text:span text:style-name="Definition">Protractor</text:span></text:a>.</text:p>
      <text:h text:style-name="Heading_20_2" text:outline-level="2"><text:bookmark-start text:name="further-help"/>Further help<text:bookmark-end text:name="further-help"/></text:h>
      <text:p text:style-name="First_20_paragraph">To get more help on the Angular CLI use <text:span text:style-name="Source_Text">ng help</text:span> or go check out the <text:a xlink:type="simple" xlink:href="https://github.com/angular/angular-cli/blob/master/README.md" office:name=""><text:span text:style-name="Definition">Angular CLI README</text:span></text:a>.</text:p>
      <text:h text:style-name="Heading_20_2" text:outline-level="2"><text:bookmark-start text:name="angular-debug"/>Angular Debug<text:bookmark-end text:name="angular-debug"/></text:h>
      <text:p text:style-name="First_20_paragraph"><text:a xlink:type="simple" xlink:href="https://blog.csdn.net/evanyanglibo/article/details/121978444" office:name=""><text:span text:style-name="Definition">https://blog.csdn.net/evanyanglibo/article/details/121978444</text:span></text:a></text:p>
      <text:p text:style-name="Text_20_body"/>
      <text:p text:style-name="Text_20_body">整合 ANGULAR CLI 和 Android Native Script</text:p>
      <text:p text:style-name="Preformatted_20_Text">
<text:span text:style-name="ExtensionTok">DEMO</text:span>
</text:p>
      <text:p text:style-name="Preformatted_20_Text">
<text:span text:style-name="FunctionTok">git</text:span><text:span text:style-name="NormalTok"><text:s text:c="1"/>clone https://github.com/wellwind/native-script-with-ng-cli.git</text:span>
</text:p>
      <text:h text:style-name="Heading_20_2" text:outline-level="2"><text:bookmark-start text:name="angular--bootstrap"/>Angular &amp; BootStrap<text:bookmark-end text:name="angular--bootstrap"/></text:h>
      <text:p text:style-name="First_20_paragraph"><text:a xlink:type="simple" xlink:href="https://ng-bootstrap.github.io/#/getting-started" office:name=""><text:span text:style-name="Definition">https://ng-bootstrap.github.io/#/getting-started</text:span></text:a></text:p>
      <text:p text:style-name="Text_20_body"> </text:p>
      <text:p text:style-name="Preformatted_20_Text">
<text:span text:style-name="NormalTok"><text:s text:c="1"/></text:span>
</text:p>
      <text:h text:style-name="Heading_20_2" text:outline-level="2"><text:bookmark-start text:name="angular-開發指引"/>Angular 開發指引<text:bookmark-end text:name="angular-開發指引"/></text:h>
      <text:p text:style-name="First_20_paragraph"><text:a xlink:type="simple" xlink:href="https://angular.dev/" office:name=""><text:span text:style-name="Definition">https://angular.dev/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6-10T08:23:49Z</meta:creation-date>
    <dc:date>2024-06-10T08:23:49Z</dc:date>
  </office:meta>
</office:document-meta>
</file>